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5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 style:list-style-name="L1"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2"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ff6600"/>
    </style:style>
    <style:style style:name="T2" style:family="text">
      <style:text-properties fo:color="#ff6600" fo:font-weight="bold" style:font-weight-asian="bold" style:font-weight-complex="bold"/>
    </style:style>
    <style:style style:name="T3" style:family="text">
      <style:text-properties fo:color="#ff6600" style:text-underline-style="solid" style:text-underline-width="auto" style:text-underline-color="font-color"/>
    </style:style>
    <style:style style:name="T4" style:family="text">
      <style:text-properties fo:color="#ff6600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ff6600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1" style:family="text">
      <style:text-properties fo:font-size="11pt" fo:font-weight="bold" style:font-size-asian="11pt" style:font-weight-asian="bold" style:font-size-complex="11pt" style:font-weight-complex="bold"/>
    </style:style>
    <style:style style:name="T12" style:family="text">
      <style:text-properties fo:color="#00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9">Star Wars Episode IV: A New Hope<text:tab/>1977-05-25</text:span></text:p>
      <text:p text:style-name="P4">52549 -- <text:s/>The film begins with an opening crawl explaining that the <text:span text:style-name="T1">galaxy</text:span> is in a state of civil war and that spies for the <text:span text:style-name="T1">Rebel Alliance</text:span> have stolen <text:span text:style-name="T1">plans</text:span> to the <text:span text:style-name="T1">Galactic Empire's </text:span><text:span text:style-name="T5">Death Star</text:span><text:span text:style-name="T10">, a heavily armed and armored </text:span><text:span text:style-name="T5">space station</text:span><text:span text:style-name="T6"> </text:span>capable of annihilating an entire <text:span text:style-name="T1">planet</text:span>. <text:span text:style-name="T5">Rebel</text:span><text:span text:style-name="T10"> leader </text:span><text:span text:style-name="T5">Princess Leia</text:span> is in possession of the <text:span text:style-name="T1">plans</text:span>, <text:span text:style-name="T10">but her </text:span><text:span text:style-name="T5">ship</text:span><text:span text:style-name="T9"> </text:span>is captured by <text:span text:style-name="T1">Imperial forces</text:span> under the command of the evil lord <text:span text:style-name="T1">Darth Vader</text:span> . Before <text:span text:style-name="T5">she</text:span><text:span text:style-name="T10"> is captured</text:span>, <text:span text:style-name="T1">Leia</text:span> hides the <text:span text:style-name="T1">plans</text:span> in the memory of an astromech <text:span text:style-name="T5">droid</text:span><text:span text:style-name="T10"> called </text:span><text:span text:style-name="T5">R2-D2</text:span> , along with a <text:span text:style-name="T12">holographic</text:span><text:span text:style-name="T1"> recording</text:span>. The small <text:span text:style-name="T1">droid</text:span> flees to the <text:span text:style-name="T1">surface</text:span> of the <text:span text:style-name="T1">desert</text:span> <text:span text:style-name="T1">planet</text:span> <text:span text:style-name="T1">Tatooine</text:span> with fellow protocol <text:span text:style-name="T1">droid C-3PO</text:span> . The <text:span text:style-name="T1">droids</text:span> are quickly captured by Jawa<text:span text:style-name="T1"> traders</text:span>, who sell the pair to moisture <text:span text:style-name="T1">farmers</text:span> <text:span text:style-name="T1">Owen</text:span> and <text:span text:style-name="T1">Beru Lars</text:span> ([[<text:span text:style-name="T1">Phil Brown</text:span> <text:s/>and their nephew, <text:span text:style-name="T1">Luke Skywalker</text:span>. While <text:span text:style-name="T1">Luke</text:span> is cleaning <text:span text:style-name="T1">R2-D2</text:span>, <text:span text:style-name="T1">he</text:span> accidentally triggers part of <text:span text:style-name="T1">Leia's</text:span> <text:span text:style-name="T1">message</text:span>, in which <text:span text:style-name="T1">she </text:span>requests help from <text:span text:style-name="T1">Obi-Wan Kenobi</text:span>. The only "<text:span text:style-name="T5">Kenobi</text:span><text:span text:style-name="T10">" </text:span><text:span text:style-name="T5">Luke</text:span><text:span text:style-name="T10"> knows of is an old </text:span><text:span text:style-name="T5">hermit</text:span> named <text:span text:style-name="T1">Ben Kenobi</text:span> <text:s/>who lives in the nearby <text:span text:style-name="T1">hills</text:span>. The next morning, upon finding <text:span text:style-name="T1">R2-D2</text:span> after he escapes to seek <text:span text:style-name="T1">Obi-Wan</text:span>, <text:span text:style-name="T1">Luke</text:span> meets <text:span text:style-name="T1">Ben Kenobi</text:span>, revealing himself to be <text:span text:style-name="T1">Obi-Wan</text:span>. <text:span text:style-name="T5">Obi-Wan</text:span><text:span text:style-name="T10"> tells </text:span><text:span text:style-name="T5">Luke</text:span><text:span text:style-name="T10"> of his days as a </text:span><text:span text:style-name="T5">Jedi Knight</text:span>, one of a faction of former galactic <text:span text:style-name="T1">peacekeepers</text:span> who were </text:p>
      <text:p text:style-name="P4">wiped out by the <text:span text:style-name="T1">Empire</text:span>. Contrary to his <text:span text:style-name="T1">uncle's</text:span> statements, <text:span text:style-name="T1">Luke</text:span> learns that his <text:span text:style-name="T1">father Anakin Skywalker</text:span> fought alongside <text:span text:style-name="T1">Obi-Wan</text:span> as a <text:span text:style-name="T1">Jedi Knight</text:span> before he was betrayed and killed by <text:span text:style-name="T1">Vader</text:span>, <text:span text:style-name="T1">Obi-Wan's</text:span> former <text:span text:style-name="T1">pupil</text:span> who turned to the "dark side of the <text:span text:style-name="T1">Force</text:span>", and <text:span text:style-name="T11">g</text:span><text:span text:style-name="T10">ives </text:span><text:span text:style-name="T5">Luke </text:span><text:span text:style-name="T10">his </text:span><text:span text:style-name="T5">father's lightsaber</text:span><text:span text:style-name="T10">.</text:span> <text:span text:style-name="T1">Obi-Wan</text:span> views <text:span text:style-name="T1">Leia's</text:span> complete <text:span text:style-name="T1">message</text:span> in which she begs <text:span text:style-name="T1">Obi-Wan</text:span> to take the <text:span text:style-name="T1">Death Star</text:span> plans to her home <text:span text:style-name="T5">planet</text:span><text:span text:style-name="T10"> of </text:span><text:span text:style-name="T5">Alderaan</text:span> for her <text:span text:style-name="T1">father</text:span> to retrieve and analyze. He then asks <text:span text:style-name="T1">Luke</text:span> to accompany him and learn the ways of the <text:span text:style-name="T1">Force</text:span>. <text:span text:style-name="T1">Luke</text:span> initially refuses, but changes his mind after discovering that <text:span text:style-name="T1">Imperial stormtroopers</text:span> have destroyed his <text:span text:style-name="T1">home</text:span> and killed his aunt and uncle in search of <text:span text:style-name="T1">C-3PO</text:span> and <text:span text:style-name="T1">R2-D2</text:span>. <text:span text:style-name="T1">Obi-Wan </text:span>and <text:span text:style-name="T1">Luke</text:span> hire <text:span text:style-name="T1">smuggler</text:span> <text:span text:style-name="T5">Han Solo</text:span><text:span text:style-name="T10"> <text:s/>and his </text:span><text:span text:style-name="T5">Wookiee</text:span><text:span text:style-name="T10"> first mate </text:span><text:span text:style-name="T5">Chewbacca </text:span><text:span text:style-name="T10">([[</text:span><text:span text:style-name="T5">Peter Mayhew</text:span><text:span text:style-name="T10"> <text:s/>to transport them </text:span></text:p>
      <text:p text:style-name="P4"><text:span text:style-name="T10">on their </text:span><text:span text:style-name="T5">ship</text:span><text:span text:style-name="T10">, the </text:span><text:span text:style-name="T5">Millennium Falcon</text:span>. Upon the <text:span text:style-name="T1">Falcon</text:span>{{'}}s arrival at <text:span text:style-name="T1">Alderaan</text:span>, they find that the <text:span text:style-name="T1">planet </text:span>has been destroyed under the orders of the <text:span text:style-name="T1">Death Star's</text:span> commanding <text:span text:style-name="T1">officer Grand Moff Tarkin</text:span> <text:s/>to demonstrate the <text:span text:style-name="T1">Death Star's</text:span> power. The <text:span text:style-name="T1">Falcon</text:span> is caught by the nearby<text:span text:style-name="T10"> </text:span><text:span text:style-name="T5">Death Star's</text:span><text:span text:style-name="T10"> tractor beam</text:span> and brought into <text:span text:style-name="T10">its </text:span><text:span text:style-name="T5">hangar bay</text:span>. While <text:span text:style-name="T1">Obi-Wan</text:span> goes off to disable the <text:span text:style-name="T1">tractor beam</text:span>, <text:span text:style-name="T1">Luke</text:span> discovers that <text:span text:style-name="T5">Leia</text:span><text:span text:style-name="T10"> is imprisoned</text:span> <text:span text:style-name="T1">on board</text:span> and, with the help of <text:span text:style-name="T1">Han</text:span> and <text:span text:style-name="T1">Chewbacca</text:span>, rescues her. After several harrowing escapes, they make their way back to the <text:span text:style-name="T1">Falcon</text:span>, but <text:span text:style-name="T1">Obi-Wan</text:span> sacrifices himself in a <text:span text:style-name="T1">lightsaber</text:span> duel with <text:span text:style-name="T1">Vader</text:span>. The <text:span text:style-name="T1">Falcon</text:span> escapes the <text:span text:style-name="T1">Death Star</text:span> but the <text:span text:style-name="T1">Empire</text:span> has placed a <text:span text:style-name="T1">tracking device</text:span> on the <text:span text:style-name="T1">ship</text:span> to follow them to the <text:span text:style-name="T1">rebels'</text:span> hidden <text:span text:style-name="T1">base</text:span> on <text:span text:style-name="T1">Yavin IV</text:span>. The <text:span text:style-name="T1">rebels</text:span> analyze the <text:span text:style-name="T1">Death Star plans</text:span>, disclosing a vulnerable <text:span text:style-name="T1">exhaust port</text:span> leading to the<text:span text:style-name="T1"> station's</text:span> main <text:span text:style-name="T1">reactor</text:span>. <text:span text:style-name="T1">Luke</text:span> joins the <text:span text:style-name="T1">assault team</text:span>, but <text:span text:style-name="T1">Han</text:span> collects his reward for the rescue and plans to leave despite <text:span text:style-name="T1">Luke</text:span> asking him to stay. The <text:span text:style-name="T1">rebels</text:span> suffer heavy losses after several failed attack runs, leaving <text:span text:style-name="T1">Luke</text:span> one of the few surviving <text:span text:style-name="T1">pilots</text:span>. <text:span text:style-name="T1">Vader</text:span> and a <text:span text:style-name="T1">group</text:span> of <text:span text:style-name="T1">TIE fighters</text:span> are about to destroy <text:span text:style-name="T5">Luke's ship</text:span>, but <text:span text:style-name="T1">Han Solo</text:span> returns at the last moment and destroys the <text:span text:style-name="T1">TIE Fighters</text:span> and the blast sends <text:span text:style-name="T1">Vader</text:span> spiraling away. Then <text:span text:style-name="T1">Luke</text:span> successfully destroys the <text:span text:style-name="T1">Death Star</text:span> seconds before it can fire on the <text:span text:style-name="T1">rebel base</text:span>. <text:span text:style-name="T1">Luke</text:span> and <text:span text:style-name="T1">Han </text:span>are subsequently awarded <text:span text:style-name="T1">medals</text:span> by <text:span text:style-name="T1">Leia</text:span> for their heroism.</text:p>
      <text:p text:style-name="P3"/>
      <text:p text:style-name="P9">ORANGE : NOUNS,COLLECTIVE NOUNS, PRONOUNS</text:p>
      <text:p text:style-name="P1"/>
      <text:p text:style-name="P5"><text:span text:style-name="T6">Is a Relationships:</text:span> </text:p>
      <text:list xml:id="list2742516892812830499" text:style-name="L1">
        <text:list-item>
          <text:p text:style-name="P6">Death star is a Space station</text:p>
        </text:list-item>
        <text:list-item>
          <text:p text:style-name="P6">Princess Leia is a rebel leader</text:p>
        </text:list-item>
        <text:list-item>
          <text:p text:style-name="P6">Droid is a R2-D2</text:p>
        </text:list-item>
        <text:list-item>
          <text:p text:style-name="P6">Kenobi is a hermit</text:p>
        </text:list-item>
        <text:list-item>
          <text:p text:style-name="P6">Obi-Wan is a Jedi Knight</text:p>
        </text:list-item>
        <text:list-item>
          <text:p text:style-name="P6">Alderaan is a planet</text:p>
        </text:list-item>
        <text:list-item>
          <text:p text:style-name="P6">Leia is imprisoned ???</text:p>
        </text:list-item>
      </text:list>
      <text:p text:style-name="P8">Has a Relationship:</text:p>
      <text:list xml:id="list585616032447570065" text:style-name="L2">
        <text:list-item>
          <text:p text:style-name="P7">Princess Leia has a ship</text:p>
        </text:list-item>
        <text:list-item>
          <text:p text:style-name="P7">Luke has a lightsaber</text:p>
        </text:list-item>
        <text:list-item>
          <text:p text:style-name="P7">Han Solo has a Millennium Falcon</text:p>
        </text:list-item>
        <text:list-item>
          <text:p text:style-name="P7">Death star has a tractor beam</text:p>
        </text:list-item>
        <text:list-item>
          <text:p text:style-name="P7">Death star has a hanger bay</text:p>
        </text:list-item>
        <text:list-item>
          <text:p text:style-name="P7">Luke has a shi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olton Porter</meta:initial-creator>
    <meta:creation-date>2015-11-03T13:07:40.21</meta:creation-date>
    <dc:date>2015-11-03T13:51:22.65</dc:date>
    <dc:creator>Colton Porter</dc:creator>
    <meta:editing-duration>PT13M20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20" meta:word-count="698" meta:character-count="3994"/>
  </office:meta>
</office:document-meta>
</file>